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bold" officeooo:rsid="0007ca11" officeooo:paragraph-rsid="000a01b5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bold" officeooo:rsid="0007ca11" officeooo:paragraph-rsid="000fa94b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bold" officeooo:rsid="001f75cf" officeooo:paragraph-rsid="001f75cf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bold" officeooo:rsid="002a2929" officeooo:paragraph-rsid="002a2929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bold" officeooo:rsid="00196168" officeooo:paragraph-rsid="003df680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bold" officeooo:rsid="00196168" officeooo:paragraph-rsid="004011fa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bold" officeooo:rsid="00272682" officeooo:paragraph-rsid="00272682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bold" officeooo:rsid="00272682" officeooo:paragraph-rsid="005a5181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normal" officeooo:rsid="001f75cf" officeooo:paragraph-rsid="001f75c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normal" officeooo:rsid="00272682" officeooo:paragraph-rsid="0027268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normal" officeooo:rsid="00272682" officeooo:paragraph-rsid="0052a49a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normal" officeooo:rsid="00272682" officeooo:paragraph-rsid="005a5181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normal" officeooo:rsid="002a2929" officeooo:paragraph-rsid="002a292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akar" fo:font-size="12pt" fo:font-style="italic" style:text-underline-style="none" fo:font-weight="normal" officeooo:rsid="0044fdda" officeooo:paragraph-rsid="0044fdda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akar" fo:font-size="12pt" fo:font-style="italic" style:text-underline-style="none" fo:font-weight="normal" officeooo:rsid="0045d023" officeooo:paragraph-rsid="0045d023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akar" fo:font-size="12pt" fo:font-style="italic" style:text-underline-style="none" fo:font-weight="normal" officeooo:rsid="006e1c1c" officeooo:paragraph-rsid="006e1c1c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akar" fo:font-size="12pt" fo:font-style="italic" style:text-underline-style="none" fo:font-weight="bold" officeooo:rsid="0045d023" officeooo:paragraph-rsid="0045d023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akar" fo:font-size="12pt" fo:font-style="italic" style:text-underline-style="none" fo:font-weight="bold" officeooo:rsid="004c485c" officeooo:paragraph-rsid="004c485c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akar" fo:font-size="12pt" fo:font-style="italic" style:text-underline-style="none" fo:font-weight="bold" officeooo:rsid="004d3c39" officeooo:paragraph-rsid="004d3c39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akar" fo:font-size="24pt" fo:font-style="italic" style:text-underline-style="solid" style:text-underline-width="auto" style:text-underline-color="font-color" fo:font-weight="bold" officeooo:rsid="0007ca11" officeooo:paragraph-rsid="0007ca11" style:font-size-asian="21pt" style:font-style-asian="italic" style:font-weight-asian="bold" style:font-size-complex="24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c1e21" officeooo:paragraph-rsid="000c1e21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f9565" officeooo:paragraph-rsid="000f956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32081" officeooo:paragraph-rsid="00145867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e1673" officeooo:paragraph-rsid="00196168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08614" officeooo:paragraph-rsid="0030861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28e39" officeooo:paragraph-rsid="00328e39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3e614" officeooo:paragraph-rsid="0033e61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49840" officeooo:paragraph-rsid="001f75c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4fdda" officeooo:paragraph-rsid="001f75cf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4fdda" officeooo:paragraph-rsid="0044fdd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5035e" officeooo:paragraph-rsid="0044fdd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7bb90" officeooo:paragraph-rsid="0045d023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8fc49" officeooo:paragraph-rsid="0045d023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5d023" officeooo:paragraph-rsid="0045d02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80805" officeooo:paragraph-rsid="0052a49a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0f9565" officeooo:paragraph-rsid="000f9565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196168" officeooo:paragraph-rsid="00196168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1f75cf" officeooo:paragraph-rsid="001f75cf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2a2929" officeooo:paragraph-rsid="002a2929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249840" officeooo:paragraph-rsid="00272682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4ea76e" officeooo:paragraph-rsid="00272682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4ea76e" officeooo:paragraph-rsid="005a5181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2cc37a" officeooo:paragraph-rsid="002cc37a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bold" officeooo:rsid="00272682" officeooo:paragraph-rsid="00272682" style:font-size-asian="10.5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bold" officeooo:rsid="0044fdda" officeooo:paragraph-rsid="0044fdda" style:font-size-asian="10.5pt" style:font-style-asian="italic" style:font-weight-asian="bold" style:font-size-complex="12pt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bold" officeooo:rsid="0047bb90" officeooo:paragraph-rsid="0047bb90" style:font-size-asian="10.5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bold" officeooo:rsid="0048fc49" officeooo:paragraph-rsid="0048fc49" style:font-size-asian="10.5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5d023" officeooo:paragraph-rsid="0045d023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7bb90" officeooo:paragraph-rsid="0045d023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24pt" style:text-underline-style="solid" style:text-underline-width="auto" style:text-underline-color="font-color" fo:font-weight="bold" officeooo:rsid="0007ca11" officeooo:paragraph-rsid="0007ca11" style:font-size-asian="21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24pt" fo:font-style="normal" style:text-underline-style="none" fo:font-weight="bold" officeooo:rsid="0035c08a" officeooo:paragraph-rsid="0035c08a" style:font-size-asian="21pt" style:font-style-asian="normal" style:font-weight-asian="bold" style:font-size-complex="24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24pt" fo:font-style="italic" style:text-underline-style="solid" style:text-underline-width="auto" style:text-underline-color="font-color" fo:font-weight="bold" officeooo:rsid="0007ca11" officeooo:paragraph-rsid="0007ca11" style:font-size-asian="21pt" style:font-style-asian="italic" style:font-weight-asian="bold" style:font-size-complex="24pt" style:font-style-complex="italic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8pt" style:text-underline-style="none" fo:font-weight="bold" officeooo:rsid="0035c08a" officeooo:paragraph-rsid="0035c08a" style:font-size-asian="15.75pt" style:font-weight-asian="bold" style:font-size-complex="18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8pt" fo:font-style="normal" style:text-underline-style="none" fo:font-weight="bold" officeooo:rsid="0035c08a" officeooo:paragraph-rsid="0035c08a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6148e" officeooo:paragraph-rsid="005a5181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b8e63" officeooo:paragraph-rsid="002a2929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1c3ad" officeooo:paragraph-rsid="0071c3ad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e1673" officeooo:paragraph-rsid="00196168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28e39" officeooo:paragraph-rsid="00328e39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08614" officeooo:paragraph-rsid="00308614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6e1c1c" officeooo:paragraph-rsid="006e1c1c" style:font-size-asian="10.5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8pt" style:text-underline-style="none" fo:font-weight="bold" officeooo:rsid="0035c08a" officeooo:paragraph-rsid="0035c08a" style:font-size-asian="15.75pt" style:font-weight-asian="bold" style:font-size-complex="18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66b3" style:font-name="Liberation Sans" fo:font-size="12pt" fo:font-style="italic" style:text-underline-style="none" fo:font-weight="normal" officeooo:rsid="006e1c1c" officeooo:paragraph-rsid="006e1c1c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normal" officeooo:rsid="00272682" officeooo:paragraph-rsid="005a5181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akar" fo:font-size="12pt" fo:font-style="normal" style:text-underline-style="none" fo:font-weight="normal" officeooo:rsid="00272682" officeooo:paragraph-rsid="007750a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aakar" fo:font-size="24pt" fo:font-style="italic" style:text-underline-style="solid" style:text-underline-width="auto" style:text-underline-color="font-color" fo:font-weight="bold" officeooo:rsid="0007ca11" officeooo:paragraph-rsid="0007ca11" style:font-size-asian="21pt" style:font-style-asian="italic" style:font-weight-asian="bold" style:font-size-complex="24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787993" style:font-style-asian="italic" style:font-style-complex="italic"/>
    </style:style>
    <style:style style:name="T3" style:family="text">
      <style:text-properties fo:font-style="italic" officeooo:rsid="007c990c" style:font-style-asian="italic" style:font-style-complex="italic"/>
    </style:style>
    <style:style style:name="T4" style:family="text">
      <style:text-properties fo:font-style="italic" officeooo:rsid="007de0ea" style:font-style-asian="italic" style:font-style-complex="italic"/>
    </style:style>
    <style:style style:name="T5" style:family="text">
      <style:text-properties fo:font-style="italic" officeooo:rsid="007f25e1" style:font-style-asian="italic" style:font-style-complex="italic"/>
    </style:style>
    <style:style style:name="T6" style:family="text">
      <style:text-properties style:font-name="Liberation Sans"/>
    </style:style>
    <style:style style:name="T7" style:family="text">
      <style:text-properties style:font-name="Liberation Sans" fo:font-weight="normal" officeooo:rsid="000c1e21" style:font-weight-asian="normal" style:font-weight-complex="normal"/>
    </style:style>
    <style:style style:name="T8" style:family="text">
      <style:text-properties style:font-name="Liberation Sans" fo:font-weight="normal" officeooo:rsid="000f9565" style:font-weight-asian="normal" style:font-weight-complex="normal"/>
    </style:style>
    <style:style style:name="T9" style:family="text">
      <style:text-properties style:font-name="Liberation Sans" fo:font-weight="normal" officeooo:rsid="00132081" style:font-weight-asian="normal" style:font-weight-complex="normal"/>
    </style:style>
    <style:style style:name="T10" style:family="text">
      <style:text-properties style:font-name="Liberation Sans" fo:font-weight="normal" officeooo:rsid="00389a00" style:font-weight-asian="normal" style:font-weight-complex="normal"/>
    </style:style>
    <style:style style:name="T11" style:family="text">
      <style:text-properties style:font-name="Liberation Sans" fo:font-weight="normal" officeooo:rsid="003c3a5c" style:font-weight-asian="normal" style:font-weight-complex="normal"/>
    </style:style>
    <style:style style:name="T12" style:family="text">
      <style:text-properties style:font-name="Liberation Sans" fo:font-weight="normal" officeooo:rsid="003df680" style:font-weight-asian="normal" style:font-weight-complex="normal"/>
    </style:style>
    <style:style style:name="T13" style:family="text">
      <style:text-properties style:font-name="Liberation Sans" fo:font-weight="normal" officeooo:rsid="003e7108" style:font-weight-asian="normal" style:font-weight-complex="normal"/>
    </style:style>
    <style:style style:name="T14" style:family="text">
      <style:text-properties style:font-name="Liberation Sans" fo:font-weight="normal" officeooo:rsid="004011fa" style:font-weight-asian="normal" style:font-weight-complex="normal"/>
    </style:style>
    <style:style style:name="T15" style:family="text">
      <style:text-properties style:font-name="Liberation Sans" fo:font-weight="normal" officeooo:rsid="0040bb1c" style:font-weight-asian="normal" style:font-weight-complex="normal"/>
    </style:style>
    <style:style style:name="T16" style:family="text">
      <style:text-properties style:font-name="Liberation Sans" fo:font-weight="normal" officeooo:rsid="0044219f" style:font-weight-asian="normal" style:font-weight-complex="normal"/>
    </style:style>
    <style:style style:name="T17" style:family="text">
      <style:text-properties style:font-name="Liberation Sans" fo:font-weight="normal" officeooo:rsid="008323fd" style:font-weight-asian="normal" style:font-weight-complex="normal"/>
    </style:style>
    <style:style style:name="T18" style:family="text">
      <style:text-properties style:font-name="Liberation Sans" fo:font-style="italic" fo:font-weight="normal" officeooo:rsid="003e7108" style:font-style-asian="italic" style:font-weight-asian="normal" style:font-style-complex="italic" style:font-weight-complex="normal"/>
    </style:style>
    <style:style style:name="T19" style:family="text">
      <style:text-properties style:font-name="Liberation Sans" fo:font-style="italic" fo:font-weight="normal" officeooo:rsid="004011fa" style:font-style-asian="italic" style:font-weight-asian="normal" style:font-style-complex="italic" style:font-weight-complex="normal"/>
    </style:style>
    <style:style style:name="T20" style:family="text">
      <style:text-properties style:font-name="Liberation Sans" fo:font-style="italic" fo:font-weight="normal" officeooo:rsid="0040bb1c" style:font-style-asian="italic" style:font-weight-asian="normal" style:font-style-complex="italic" style:font-weight-complex="normal"/>
    </style:style>
    <style:style style:name="T21" style:family="text">
      <style:text-properties style:font-name="Liberation Sans" fo:font-style="italic" fo:font-weight="normal" officeooo:rsid="00422c7f" style:font-style-asian="italic" style:font-weight-asian="normal" style:font-style-complex="italic" style:font-weight-complex="normal"/>
    </style:style>
    <style:style style:name="T22" style:family="text">
      <style:text-properties style:font-name="Liberation Sans" fo:font-style="italic" fo:font-weight="normal" officeooo:rsid="0044219f" style:font-style-asian="italic" style:font-weight-asian="normal" style:font-style-complex="italic" style:font-weight-complex="normal"/>
    </style:style>
    <style:style style:name="T23" style:family="text">
      <style:text-properties style:font-name="Liberation Sans" fo:font-style="italic" fo:font-weight="normal" officeooo:rsid="008323fd" style:font-style-asian="italic" style:font-weight-asian="normal" style:font-style-complex="italic" style:font-weight-complex="normal"/>
    </style:style>
    <style:style style:name="T24" style:family="text">
      <style:text-properties style:font-name="Liberation Sans" fo:font-style="italic" officeooo:rsid="00422c7f" style:font-style-asian="italic" style:font-style-complex="italic"/>
    </style:style>
    <style:style style:name="T25" style:family="text">
      <style:text-properties style:font-name="Liberation Sans" fo:font-style="italic" officeooo:rsid="003df680" style:font-style-asian="italic" style:font-style-complex="italic"/>
    </style:style>
    <style:style style:name="T26" style:family="text">
      <style:text-properties style:font-name="Liberation Sans" fo:font-style="italic" officeooo:rsid="0044219f" style:font-style-asian="italic" style:font-style-complex="italic"/>
    </style:style>
    <style:style style:name="T27" style:family="text">
      <style:text-properties style:font-name="Liberation Sans" fo:font-style="italic" officeooo:rsid="004c485c" style:font-style-asian="italic" style:font-style-complex="italic"/>
    </style:style>
    <style:style style:name="T28" style:family="text">
      <style:text-properties style:font-name="Liberation Sans" fo:font-style="italic" officeooo:rsid="0055ca0c" style:font-style-asian="italic" style:font-style-complex="italic"/>
    </style:style>
    <style:style style:name="T29" style:family="text">
      <style:text-properties style:font-name="Liberation Sans" fo:font-style="italic" officeooo:rsid="005dcb49" style:font-style-asian="italic" style:font-style-complex="italic"/>
    </style:style>
    <style:style style:name="T30" style:family="text">
      <style:text-properties style:font-name="Liberation Sans" fo:font-style="italic" officeooo:rsid="005fc29a" style:font-style-asian="italic" style:font-style-complex="italic"/>
    </style:style>
    <style:style style:name="T31" style:family="text">
      <style:text-properties style:font-name="Liberation Sans" fo:font-style="italic" officeooo:rsid="0067dd7b" style:font-style-asian="italic" style:font-style-complex="italic"/>
    </style:style>
    <style:style style:name="T32" style:family="text">
      <style:text-properties style:font-name="Liberation Sans" fo:font-style="italic" officeooo:rsid="0068b31d" style:font-style-asian="italic" style:font-style-complex="italic"/>
    </style:style>
    <style:style style:name="T33" style:family="text">
      <style:text-properties style:font-name="Liberation Sans" fo:font-style="italic" officeooo:rsid="006b8e63" style:font-style-asian="italic" style:font-style-complex="italic"/>
    </style:style>
    <style:style style:name="T34" style:family="text">
      <style:text-properties style:font-name="Liberation Sans" officeooo:rsid="00249840"/>
    </style:style>
    <style:style style:name="T35" style:family="text">
      <style:text-properties style:font-name="Liberation Sans" officeooo:rsid="00290422"/>
    </style:style>
    <style:style style:name="T36" style:family="text">
      <style:text-properties style:font-name="Liberation Sans" officeooo:rsid="002b8ba0"/>
    </style:style>
    <style:style style:name="T37" style:family="text">
      <style:text-properties style:font-name="Liberation Sans" officeooo:rsid="003df680"/>
    </style:style>
    <style:style style:name="T38" style:family="text">
      <style:text-properties style:font-name="Liberation Sans" fo:font-style="normal" style:font-style-asian="normal" style:font-style-complex="normal"/>
    </style:style>
    <style:style style:name="T39" style:family="text">
      <style:text-properties style:font-name="Liberation Sans" fo:font-style="normal" officeooo:rsid="0045035e" style:font-style-asian="normal" style:font-style-complex="normal"/>
    </style:style>
    <style:style style:name="T40" style:family="text">
      <style:text-properties style:font-name="Liberation Sans" fo:font-style="normal" officeooo:rsid="0045d023" style:font-style-asian="normal" style:font-style-complex="normal"/>
    </style:style>
    <style:style style:name="T41" style:family="text">
      <style:text-properties style:font-name="Liberation Sans" fo:font-style="normal" officeooo:rsid="0047bb90" style:font-style-asian="normal" style:font-style-complex="normal"/>
    </style:style>
    <style:style style:name="T42" style:family="text">
      <style:text-properties style:font-name="Liberation Sans" fo:font-style="normal" officeooo:rsid="0048fc49" style:font-style-asian="normal" style:font-style-complex="normal"/>
    </style:style>
    <style:style style:name="T43" style:family="text">
      <style:text-properties style:font-name="Liberation Sans" officeooo:rsid="00416461"/>
    </style:style>
    <style:style style:name="T44" style:family="text">
      <style:text-properties style:font-name="Liberation Sans" officeooo:rsid="00422c7f"/>
    </style:style>
    <style:style style:name="T45" style:family="text">
      <style:text-properties style:font-name="Liberation Sans" officeooo:rsid="0044219f"/>
    </style:style>
    <style:style style:name="T46" style:family="text">
      <style:text-properties style:font-name="Liberation Sans" officeooo:rsid="0044fdda"/>
    </style:style>
    <style:style style:name="T47" style:family="text">
      <style:text-properties style:font-name="Liberation Sans" officeooo:rsid="0045035e"/>
    </style:style>
    <style:style style:name="T48" style:family="text">
      <style:text-properties style:font-name="Liberation Sans" officeooo:rsid="0045d023"/>
    </style:style>
    <style:style style:name="T49" style:family="text">
      <style:text-properties style:font-name="Liberation Sans" officeooo:rsid="0047bb90"/>
    </style:style>
    <style:style style:name="T50" style:family="text">
      <style:text-properties style:font-name="Liberation Sans" officeooo:rsid="0048fc49"/>
    </style:style>
    <style:style style:name="T51" style:family="text">
      <style:text-properties style:font-name="Liberation Sans" officeooo:rsid="004c485c"/>
    </style:style>
    <style:style style:name="T52" style:family="text">
      <style:text-properties style:font-name="Liberation Sans" officeooo:rsid="004d3c39"/>
    </style:style>
    <style:style style:name="T53" style:family="text">
      <style:text-properties style:font-name="Liberation Sans" officeooo:rsid="004e1261"/>
    </style:style>
    <style:style style:name="T54" style:family="text">
      <style:text-properties style:font-name="Liberation Sans" officeooo:rsid="004ea76e"/>
    </style:style>
    <style:style style:name="T55" style:family="text">
      <style:text-properties style:font-name="Liberation Sans" officeooo:rsid="004f1a0c"/>
    </style:style>
    <style:style style:name="T56" style:family="text">
      <style:text-properties style:font-name="Liberation Sans" officeooo:rsid="0050d0e9"/>
    </style:style>
    <style:style style:name="T57" style:family="text">
      <style:text-properties style:font-name="Liberation Sans" officeooo:rsid="0052a49a"/>
    </style:style>
    <style:style style:name="T58" style:family="text">
      <style:text-properties style:font-name="Liberation Sans" officeooo:rsid="00539037"/>
    </style:style>
    <style:style style:name="T59" style:family="text">
      <style:text-properties style:font-name="Liberation Sans" officeooo:rsid="00555ba9"/>
    </style:style>
    <style:style style:name="T60" style:family="text">
      <style:text-properties style:font-name="Liberation Sans" officeooo:rsid="0055ca0c"/>
    </style:style>
    <style:style style:name="T61" style:family="text">
      <style:text-properties style:font-name="Liberation Sans" officeooo:rsid="0057be32"/>
    </style:style>
    <style:style style:name="T62" style:family="text">
      <style:text-properties style:font-name="Liberation Sans" officeooo:rsid="00580805"/>
    </style:style>
    <style:style style:name="T63" style:family="text">
      <style:text-properties style:font-name="Liberation Sans" officeooo:rsid="0059af60"/>
    </style:style>
    <style:style style:name="T64" style:family="text">
      <style:text-properties style:font-name="Liberation Sans" officeooo:rsid="005a5181"/>
    </style:style>
    <style:style style:name="T65" style:family="text">
      <style:text-properties style:font-name="Liberation Sans" officeooo:rsid="005b54c0"/>
    </style:style>
    <style:style style:name="T66" style:family="text">
      <style:text-properties style:font-name="Liberation Sans" officeooo:rsid="005cf585"/>
    </style:style>
    <style:style style:name="T67" style:family="text">
      <style:text-properties style:font-name="Liberation Sans" officeooo:rsid="005dcb49"/>
    </style:style>
    <style:style style:name="T68" style:family="text">
      <style:text-properties style:font-name="Liberation Sans" officeooo:rsid="005fc29a"/>
    </style:style>
    <style:style style:name="T69" style:family="text">
      <style:text-properties style:font-name="Liberation Sans" officeooo:rsid="00616ee5"/>
    </style:style>
    <style:style style:name="T70" style:family="text">
      <style:text-properties style:font-name="Liberation Sans" officeooo:rsid="0062ec1a"/>
    </style:style>
    <style:style style:name="T71" style:family="text">
      <style:text-properties style:font-name="Liberation Sans" officeooo:rsid="00644422"/>
    </style:style>
    <style:style style:name="T72" style:family="text">
      <style:text-properties style:font-name="Liberation Sans" officeooo:rsid="0065d948"/>
    </style:style>
    <style:style style:name="T73" style:family="text">
      <style:text-properties style:font-name="Liberation Sans" officeooo:rsid="0066148e"/>
    </style:style>
    <style:style style:name="T74" style:family="text">
      <style:text-properties style:font-name="Liberation Sans" officeooo:rsid="0067dd7b"/>
    </style:style>
    <style:style style:name="T75" style:family="text">
      <style:text-properties style:font-name="Liberation Sans" officeooo:rsid="0068b31d"/>
    </style:style>
    <style:style style:name="T76" style:family="text">
      <style:text-properties style:font-name="Liberation Sans" officeooo:rsid="006a3c8d"/>
    </style:style>
    <style:style style:name="T77" style:family="text">
      <style:text-properties style:font-name="Liberation Sans" officeooo:rsid="006b8e63"/>
    </style:style>
    <style:style style:name="T78" style:family="text">
      <style:text-properties style:font-name="Liberation Sans" officeooo:rsid="006c48a0"/>
    </style:style>
    <style:style style:name="T79" style:family="text">
      <style:text-properties style:font-name="Liberation Sans" officeooo:rsid="006fe10a"/>
    </style:style>
    <style:style style:name="T80" style:family="text">
      <style:text-properties style:font-name="Liberation Sans" officeooo:rsid="007750a6"/>
    </style:style>
    <style:style style:name="T81" style:family="text">
      <style:text-properties style:font-name="Liberation Sans" officeooo:rsid="0084d42a"/>
    </style:style>
    <style:style style:name="T82" style:family="text">
      <style:text-properties officeooo:rsid="00389a00"/>
    </style:style>
    <style:style style:name="T83" style:family="text">
      <style:text-properties fo:font-style="normal" officeooo:rsid="00389a00" style:font-style-asian="normal" style:font-style-complex="normal"/>
    </style:style>
    <style:style style:name="T84" style:family="text">
      <style:text-properties fo:font-style="normal" officeooo:rsid="0081383e" style:font-style-asian="normal" style:font-style-complex="normal"/>
    </style:style>
    <style:style style:name="T85" style:family="text">
      <style:text-properties officeooo:rsid="003df680"/>
    </style:style>
    <style:style style:name="T86" style:family="text">
      <style:text-properties fo:color="#f58220" style:font-name="Liberation Sans"/>
    </style:style>
    <style:style style:name="T87" style:family="text">
      <style:text-properties fo:color="#f58220" style:font-name="Liberation Sans" officeooo:rsid="0073a528"/>
    </style:style>
    <style:style style:name="T88" style:family="text">
      <style:text-properties fo:color="#ef413d" style:font-name="Liberation Sans"/>
    </style:style>
    <style:style style:name="T89" style:family="text">
      <style:text-properties fo:color="#ef413d" style:font-name="Liberation Sans" officeooo:rsid="0073a528"/>
    </style:style>
    <style:style style:name="T90" style:family="text">
      <style:text-properties fo:color="#0066b3" style:font-name="Liberation Sans"/>
    </style:style>
    <style:style style:name="T91" style:family="text">
      <style:text-properties officeooo:rsid="00734f39"/>
    </style:style>
    <style:style style:name="T92" style:family="text">
      <style:text-properties officeooo:rsid="0073a528"/>
    </style:style>
    <style:style style:name="T93" style:family="text">
      <style:text-properties officeooo:rsid="00755069"/>
    </style:style>
    <style:style style:name="T94" style:family="text">
      <style:text-properties officeooo:rsid="007750a6"/>
    </style:style>
    <style:style style:name="T95" style:family="text">
      <style:text-properties officeooo:rsid="00787993"/>
    </style:style>
    <style:style style:name="T96" style:family="text">
      <style:text-properties officeooo:rsid="007c990c"/>
    </style:style>
    <style:style style:name="T97" style:family="text">
      <style:text-properties officeooo:rsid="007de0ea"/>
    </style:style>
    <style:style style:name="T98" style:family="text">
      <style:text-properties officeooo:rsid="007f25e1"/>
    </style:style>
    <style:style style:name="T99" style:family="text">
      <style:text-properties officeooo:rsid="00804038"/>
    </style:style>
    <style:style style:name="T100" style:family="text">
      <style:text-properties officeooo:rsid="0081383e"/>
    </style:style>
    <style:style style:name="T101" style:family="text">
      <style:text-properties officeooo:rsid="008323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Michel André Lima Vinagreiro</text:p>
      <text:p text:style-name="P53"/>
      <text:p text:style-name="P53"/>
      <text:p text:style-name="P53"/>
      <text:p text:style-name="P50"/>
      <text:p text:style-name="P50">TUTORIAL <text:span text:style-name="T83">FINAL DE TREINAMENTO DOS ALGORITMOS </text:span><text:span text:style-name="T84">UTILIZADOS NO</text:span><text:span text:style-name="T83"> PROJETO DE RECONHECIMENTO FACIAL DE APLICAÇÃO VEICULAR</text:span></text:p>
      <text:p text:style-name="P52"/>
      <text:p text:style-name="P54">Fa<text:span text:style-name="T100">culdade de tecnologia de</text:span> Santo André</text:p>
      <text:p text:style-name="P51"/>
      <text:p text:style-name="P54"><text:span text:style-name="T82">Janeiro</text:span> de 20<text:span text:style-name="T82">20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"><text:tab/><text:span text:style-name="T101">O</text:span><text:span text:style-name="T10"> objetivo deste tutorial é permitir a reprodução </text:span><text:span text:style-name="T17">dos</text:span><text:span text:style-name="T10"> </text:span><text:span text:style-name="T17">experimentos</text:span><text:span text:style-name="T10">, pesquisa e resultados </text:span><text:span text:style-name="T17">por meio da explicação da concepção do projeto, métodos utilizados, ferramentas confeccionadas e aplicadas e efeitos obsevados.</text:span></text:p>
      <text:p text:style-name="P21"/>
      <text:p text:style-name="P21"/>
      <text:p text:style-name="P21"/>
      <text:p text:style-name="P21"><text:soft-page-break/></text:p>
      <text:p text:style-name="P21"/>
      <text:p text:style-name="P36">1. <text:span text:style-name="T85">Considerações iniciais</text:span>.</text:p>
      <text:p text:style-name="P22"/>
      <text:p text:style-name="P2"><text:span text:style-name="T8"><text:tab/></text:span><text:span text:style-name="T11">Antes de iniciar a reprodução da pesquisa mencionada, é importante seguir os passos descritos neste tutorial com fidelidade. </text:span><text:span text:style-name="T12">T</text:span><text:span text:style-name="T11">oda pesquisa foi desenvolvida utilizando ferramentas e pacotes de softwares de determinadas versões, </text:span><text:span text:style-name="T12">porém a utilização de outros pacotes e versões pode ser estudada, pois podem impactar positivamente na melhoria do projeto.</text:span><text:span text:style-name="T9"> </text:span></text:p>
      <text:p text:style-name="P23"/>
      <text:p text:style-name="P5"><text:span text:style-name="T53">1.</text:span><text:span text:style-name="T37">2</text:span><text:span text:style-name="T6">. </text:span><text:span text:style-name="T37">Ferramentas de </text:span><text:span text:style-name="T25">hardware</text:span><text:span text:style-name="T37"> utilizadas</text:span><text:span text:style-name="T6">.</text:span></text:p>
      <text:p text:style-name="P37"/>
      <text:p text:style-name="P6"><text:span text:style-name="T6"><text:tab/></text:span><text:span text:style-name="T13">Na etapa de aquisição das amostras(imagens) de treinamento e testes, o </text:span><text:span text:style-name="T18">hardware</text:span><text:span text:style-name="T13"> utilizado consiste de uma câmera de resolução mínima de 640 x 480 </text:span><text:span text:style-name="T18">pixels</text:span><text:span text:style-name="T13">. </text:span></text:p>
      <text:p text:style-name="P6"><text:span text:style-name="T13"><text:tab/>Para realizar os tratamentos inciais </text:span><text:span text:style-name="T17">nas</text:span><text:span text:style-name="T13"> imagens, foi utilizado um microcomputador pessoal de configurações </text:span><text:span text:style-name="T19">core I5 vpro</text:span><text:span text:style-name="T14">, </text:span><text:span text:style-name="T19">8GB RAM, SSD 240GB, </text:span><text:span text:style-name="T16">sistema operacional </text:span><text:span text:style-name="T22">Ubuntu 18.04 (Linux)</text:span><text:span text:style-name="T14">. No geral, o processo de tratamento e preparação dos conjuntos de imagens não demanda elevado poder computacional.</text:span></text:p>
      <text:p text:style-name="P6"><text:span text:style-name="T14"><text:tab/>O treinamento da rede </text:span><text:span text:style-name="T19">CNN</text:span><text:span text:style-name="T14"> é realizado utilizando-se o serviço de computação em nuvem da empresa </text:span><text:span text:style-name="T19">Google</text:span><text:span text:style-name="T14">, </text:span><text:span text:style-name="T15">denominado </text:span><text:span text:style-name="T20">Cola</text:span><text:span text:style-name="T21">b Notebook</text:span><text:span text:style-name="T14">, que disponibiliza gratuitamente uma </text:span><text:span text:style-name="T19">GPU</text:span><text:span text:style-name="T14"> (unidade de processamento gráfico) modelo </text:span><text:span text:style-name="T19">Nvidia Tesla K80</text:span><text:span text:style-name="T14">, responsável por acelerar o processo de treinamento.</text:span></text:p>
      <text:p text:style-name="P6"><text:span text:style-name="T14"><text:tab/></text:span><text:span text:style-name="T15">O </text:span><text:span text:style-name="T20">hardware</text:span><text:span text:style-name="T15"> utilizado para aplicação em modo de predição é uma plataforma de </text:span><text:span text:style-name="T20">hardware </text:span><text:span text:style-name="T23">embarcado</text:span><text:span text:style-name="T15"> que consiste em um mini microcomputador</text:span><text:span text:style-name="T20"> </text:span><text:span text:style-name="T15">denominado </text:span><text:span text:style-name="T22">R</text:span><text:span text:style-name="T20">aspiBerry Model 3B</text:span><text:span text:style-name="T15">, muito difundido no ramo de eletrônica embarcada</text:span></text:p>
      <text:p text:style-name="P24"/>
      <text:p text:style-name="P3"><text:span text:style-name="T53">1.</text:span><text:span text:style-name="T43">3</text:span><text:span text:style-name="T6">. </text:span><text:span text:style-name="T44">Ferramentas de </text:span><text:span text:style-name="T24">software</text:span><text:span text:style-name="T44"> utilizadas</text:span><text:span text:style-name="T6">.</text:span></text:p>
      <text:p text:style-name="P38"/>
      <text:p text:style-name="P9"><text:span text:style-name="T6"><text:tab/></text:span><text:span text:style-name="T45">O primeiro passo consiste em instalar a interface de aplicações denominada </text:span><text:span text:style-name="T26">Python</text:span><text:span text:style-name="T45">, em sua versão </text:span><text:span text:style-name="T26">3.6</text:span><text:span text:style-name="T34">. </text:span><text:span text:style-name="T46">A instalação, no sistema operacional, é realizada utilizando o comando:</text:span></text:p>
      <text:p text:style-name="P29"/>
      <text:p text:style-name="P45">sudo apt-install python 3.6.8</text:p>
      <text:p text:style-name="P30"/>
      <text:p text:style-name="P14"><text:span text:style-name="T38"><text:tab/></text:span><text:span text:style-name="T39">Por padrão, o instalador de pacotes do </text:span><text:span text:style-name="T47">python</text:span><text:span text:style-name="T39">, </text:span><text:span text:style-name="T47">pip</text:span><text:span text:style-name="T39">, é instalado como componente durante o processo acima descrito.</text:span></text:p>
      <text:p text:style-name="P31"/>
      <text:p text:style-name="P14"><text:span text:style-name="T39"><text:tab/></text:span><text:span text:style-name="T40">A partir do ponto em que a instalação foi concluída, o </text:span><text:span text:style-name="T48">pip</text:span><text:span text:style-name="T40"> é utilizado para realizar a instalação das bibliotecas necessárias.</text:span></text:p>
      <text:p text:style-name="P14"><text:span text:style-name="T40"><text:tab/>A primeira instalação </text:span><text:span text:style-name="T41">são das bibliotecas</text:span><text:span text:style-name="T40"> </text:span><text:span text:style-name="T48">numpy, </text:span><text:span text:style-name="T49">scipy, matplotlib e opencv-contrib-python</text:span><text:span text:style-name="T40">:</text:span></text:p>
      <text:p text:style-name="P48"/>
      <text:p text:style-name="P17"><text:span text:style-name="T6">pip install numpy, </text:span><text:span text:style-name="T49">scipy</text:span></text:p>
      <text:p text:style-name="P46">pip install matplotlib</text:p>
      <text:p text:style-name="P46">pip install opencv-contrib-python</text:p>
      <text:p text:style-name="P49"/>
      <text:p text:style-name="P32"><text:tab/></text:p>
      <text:p text:style-name="P15"><text:span text:style-name="T38"><text:tab/></text:span><text:span text:style-name="T42">Uma vez que os componentes acima citados foram instalados corretamente, a extração dos </text:span><text:span text:style-name="T50">frames</text:span><text:span text:style-name="T42"> a partir dos arquivos de vídeo pode ser realizada.</text:span></text:p>
      <text:p text:style-name="P33"><text:tab/>A etapa posterior, que consiste na localização das faces, somente poderá <text:span text:style-name="T101">ser </text:span>realizada após a instalação de duas bibliotecas adicionais:</text:p>
      <text:p text:style-name="P33"/>
      <text:p text:style-name="P47"><text:soft-page-break/>pip install dlib</text:p>
      <text:p text:style-name="P47">pip install face_recognition</text:p>
      <text:p text:style-name="P34"><text:tab/></text:p>
      <text:p text:style-name="P28"/>
      <text:p text:style-name="P10"><text:span text:style-name="T34"><text:tab/></text:span><text:span text:style-name="T51">A etapa final de instalação dos pacotes básicos </text:span><text:span text:style-name="T53">utilizados no</text:span><text:span text:style-name="T51"> projeto se dá pela instalação dos pacotes </text:span><text:span text:style-name="T27">tensorflow</text:span><text:span text:style-name="T51"> e </text:span><text:span text:style-name="T27">keras</text:span><text:span text:style-name="T51">:</text:span></text:p>
      <text:p text:style-name="P10"/>
      <text:p text:style-name="P18"><text:span text:style-name="T6">pip </text:span><text:span text:style-name="T52">install --upgrade tensorflow</text:span></text:p>
      <text:p text:style-name="P19"><text:span text:style-name="T52">p</text:span><text:span text:style-name="T6">ip install keras</text:span></text:p>
      <text:p text:style-name="P40"/>
      <text:p text:style-name="P7"><text:span text:style-name="T34">2. </text:span><text:span text:style-name="T54">Etapas do processo de treinamento e confecção de bases de dados.</text:span></text:p>
      <text:p text:style-name="P41"/>
      <text:p text:style-name="P8"><text:span text:style-name="T34">2.</text:span><text:span text:style-name="T64">1.</text:span><text:span text:style-name="T34"> </text:span><text:span text:style-name="T64">Extração de imagens a partir de arquivos de vídeo</text:span><text:span text:style-name="T54">.</text:span></text:p>
      <text:p text:style-name="P44"/>
      <text:p text:style-name="P11"><text:span text:style-name="T6"><text:tab/></text:span><text:span text:style-name="T54">Após instaladas todas as bibliotecas mencionadas, o ponto de partida de todo o trabalho é a gravação </text:span><text:span text:style-name="T55">de vídeos, </text:span><text:span text:style-name="T81">cuja duração deve ser de em média 3 minutos,</text:span><text:span text:style-name="T55"> </text:span><text:span text:style-name="T56">que capturem uma variada gama de expressões das faces dos usuários que se desejam reconhecer pelo sistema. É importante que os usuários, durante a gravação dos vídeos, se mantenham olhando diretamente para a câmera.</text:span></text:p>
      <text:p text:style-name="P11"><text:span text:style-name="T56"><text:tab/></text:span><text:span text:style-name="T57">Após gravados os vídeos, o próximo passo consiste em extrair destes vídeos, as imagens contendo as faces dos usuários. </text:span><text:span text:style-name="T58">As imagens então, são nomeadas </text:span><text:span text:style-name="T57">de forma ordenada e padronizada </text:span><text:span text:style-name="T58">e então </text:span><text:span text:style-name="T59">são</text:span><text:span text:style-name="T58"> armazenadas em uma pasta</text:span><text:span text:style-name="T57">.</text:span></text:p>
      <text:p text:style-name="P11"><text:span text:style-name="T57"><text:tab/></text:span><text:span text:style-name="T60">A aplicação </text:span><text:span text:style-name="T28">lervideo.py</text:span><text:span text:style-name="T60"> tem como função realizar a tarefa acima mencionada. </text:span><text:span text:style-name="T61">Antes de executar o programa, a pasta que receberá as imagens deve ser criada e, </text:span><text:span text:style-name="T63">dentro do programa,</text:span><text:span text:style-name="T61"> </text:span><text:span text:style-name="T62">as linhas de programa que contenham o caminho da pasta onde se encontra o vídeo e o caminho da pasta que receb</text:span><text:span text:style-name="T71">er</text:span><text:span text:style-name="T63">á</text:span><text:span text:style-name="T62"> as imagens resultantes devem ser editadas.</text:span></text:p>
      <text:p text:style-name="P35"/>
      <text:p text:style-name="P8"><text:span text:style-name="T34">2.</text:span><text:span text:style-name="T64">2.</text:span><text:span text:style-name="T34"> </text:span><text:span text:style-name="T65">Extração dos vetores de características</text:span><text:span text:style-name="T54">.</text:span></text:p>
      <text:p text:style-name="P42"/>
      <text:p text:style-name="P12"><text:span text:style-name="T54"><text:tab/></text:span><text:span text:style-name="T66">A segunda tarefa a ser realizada consiste em encontrar, isolar e representar as características das faces de cada usuário. A aplicação </text:span><text:span text:style-name="T29">treina_face.py</text:span><text:span text:style-name="T67"> recebe “</text:span><text:span text:style-name="T29">n” </text:span><text:span text:style-name="T67">imagens de cada usuário, </text:span><text:span text:style-name="T68">extrai as faces e gera, para cada face, um vetor de características. Cada vetor é acompanhado de uma </text:span><text:span text:style-name="T30">string</text:span><text:span text:style-name="T68"> que consiste, basicamente, do nome do respectivo usuário. </text:span><text:span text:style-name="T69">Todos os vetores resultantes deste processamento são arranjados, dando origem a uma matriz que representa a base de dados, que será utilizada posteriormente </text:span><text:span text:style-name="T73">pelo modelo de predição</text:span><text:span text:style-name="T69">.</text:span></text:p>
      <text:p text:style-name="P12"><text:span text:style-name="T69"><text:tab/></text:span><text:span text:style-name="T70">De forma semelhante a abordada na subseção anterior, os caminhos das pastas contendo as imagens referentes as faces de cada usuário devem ser alterados.</text:span></text:p>
      <text:p text:style-name="P12"><text:span text:style-name="T70"><text:tab/></text:span><text:span text:style-name="T72">Durante os testes executados, a proporção do números de imagens pertencentes a classe de usuário “intruso” para as demais classes (usuário 1, usuário 2, ..etc) é de 100 para 1, isso garante que </text:span><text:span text:style-name="T73">dentre o grande volume de amostras que representam as faces, a probabilidade de uma face desconhecida seja classificada como pertencente a determinado usuário de forma incorreta é reduzida.</text:span></text:p>
      <text:p text:style-name="P65"><text:span text:style-name="T73"><text:tab/></text:span><text:span text:style-name="T75">O restante das imagens que não foram utilizadas na geração dos vetores integrantes da base de dados podem ser utilizad</text:span><text:span text:style-name="T76">a</text:span><text:span text:style-name="T75">s para treinar e testar a rede </text:span><text:span text:style-name="T32">CNN</text:span><text:span text:style-name="T75"> responsável pela classificação </text:span><text:span text:style-name="T76">mais acurada, uma vez que a face já foi pré-classificada </text:span><text:span text:style-name="T77">no modo de predição, utilizando a base de dados.</text:span></text:p>
      <text:p text:style-name="P55"/>
      <text:p text:style-name="P4"><text:span text:style-name="T36">2.</text:span><text:span text:style-name="T77">3</text:span><text:span text:style-name="T36">.</text:span><text:span text:style-name="T35"> </text:span><text:span text:style-name="T74">Montagem dos conjuntos de treinamento e teste da rede CNN utilizando </text:span><text:span text:style-name="T31">keras</text:span><text:span text:style-name="T6">.</text:span></text:p>
      <text:p text:style-name="P39"/>
      <text:p text:style-name="P13"><text:span text:style-name="T6"><text:tab/></text:span><text:span text:style-name="T80">A</text:span><text:span text:style-name="T77"> primeira tarefa consiste em preparar a estrutura de </text:span><text:span text:style-name="T78">pastas</text:span><text:span text:style-name="T77"> utilizada pela biblioteca em que a rede </text:span><text:span text:style-name="T33">CNN</text:span><text:span text:style-name="T77"> foi gerada. A biblioteca </text:span><text:span text:style-name="T33">keras</text:span><text:span text:style-name="T77"> não necessita de que as </text:span><text:soft-page-break/><text:span text:style-name="T77">amostras sejam rotuladas, pois, já faz a separação das classes pela estrutura de </text:span><text:span text:style-name="T78">pastas, sendo que o rótulo numérico atribuído a classe obedece a ordem alfabética da das pastas</text:span><text:span text:style-name="T77">. </text:span><text:span text:style-name="T79">A estrutura de pastas deve ser organizada como se segue:</text:span></text:p>
      <text:p text:style-name="P56"/>
      <text:p text:style-name="P16"><text:span text:style-name="T77">I</text:span><text:span text:style-name="T86">MAGENS</text:span></text:p>
      <text:p text:style-name="P16"><text:span text:style-name="T6"><text:tab/></text:span><text:span text:style-name="T86">TREINAMENTO</text:span></text:p>
      <text:p text:style-name="P16"><text:span text:style-name="T6"><text:tab/><text:tab/></text:span><text:span text:style-name="T86"> </text:span><text:span text:style-name="T87">USUÁRIO1</text:span></text:p>
      <text:p text:style-name="P16"><text:span text:style-name="T6"><text:tab/><text:tab/><text:tab/></text:span><text:span text:style-name="T90">1.jpg</text:span></text:p>
      <text:p text:style-name="P63"><text:tab/><text:tab/><text:tab/>2.jpg</text:p>
      <text:p text:style-name="P63"><text:tab/><text:tab/><text:tab/>3.jpg</text:p>
      <text:p text:style-name="P63"><text:tab/><text:tab/><text:tab/>…</text:p>
      <text:p text:style-name="P63"><text:tab/><text:tab/><text:tab/>n.jpg</text:p>
      <text:p text:style-name="P63"/>
      <text:p text:style-name="P16"><text:span text:style-name="T6"><text:tab/><text:tab/></text:span><text:span text:style-name="T89">USUÁRIO</text:span><text:span text:style-name="T88"> 2</text:span></text:p>
      <text:p text:style-name="P16"><text:span text:style-name="T6"><text:tab/><text:tab/><text:tab/></text:span><text:span text:style-name="T90">1.jpg</text:span></text:p>
      <text:p text:style-name="P63"><text:tab/><text:tab/><text:tab/>2.jpg</text:p>
      <text:p text:style-name="P63"><text:tab/><text:tab/><text:tab/>3.jpg</text:p>
      <text:p text:style-name="P63"><text:tab/><text:tab/><text:tab/>…</text:p>
      <text:p text:style-name="P63"><text:tab/><text:tab/><text:tab/>n.jpg</text:p>
      <text:p text:style-name="P61"/>
      <text:p text:style-name="P16"><text:span text:style-name="T6"><text:tab/></text:span><text:span text:style-name="T86">TESTE</text:span></text:p>
      <text:p text:style-name="P16"><text:span text:style-name="T6"><text:tab/><text:tab/></text:span><text:span text:style-name="T87">USUÁRIO</text:span><text:span text:style-name="T86"> 1</text:span></text:p>
      <text:p text:style-name="P16"><text:span text:style-name="T6"><text:tab/><text:tab/><text:tab/></text:span><text:span text:style-name="T90">1.jpg</text:span></text:p>
      <text:p text:style-name="P63"><text:tab/><text:tab/><text:tab/>2.jpg</text:p>
      <text:p text:style-name="P63"><text:tab/><text:tab/><text:tab/>3.jpg</text:p>
      <text:p text:style-name="P63"><text:tab/><text:tab/><text:tab/>…</text:p>
      <text:p text:style-name="P63"><text:tab/><text:tab/><text:tab/>n.jpg</text:p>
      <text:p text:style-name="P63"/>
      <text:p text:style-name="P16"><text:span text:style-name="T6"><text:tab/><text:tab/></text:span><text:span text:style-name="T89">USUÁRIO</text:span><text:span text:style-name="T88"> 2</text:span></text:p>
      <text:p text:style-name="P16"><text:span text:style-name="T6"><text:tab/><text:tab/><text:tab/></text:span><text:span text:style-name="T90">1.jpg</text:span></text:p>
      <text:p text:style-name="P63"><text:tab/><text:tab/><text:tab/>2.jpg</text:p>
      <text:p text:style-name="P63"><text:tab/><text:tab/><text:tab/>3.jpg</text:p>
      <text:p text:style-name="P63"><text:tab/><text:tab/><text:tab/>…</text:p>
      <text:p text:style-name="P63"><text:tab/><text:tab/><text:tab/>n.jpg</text:p>
      <text:p text:style-name="P56"><text:tab/></text:p>
      <text:p text:style-name="P57"><text:tab/>Uma vez montada a estrutura de pastas, o programa <text:span text:style-name="T1">keras_dataset_make.py</text:span> é utilizado para extrair as imagens das faces dos usuários das imagens anteriormente extraídas dos arquivos de vídeos, realizando o redimensionamento das imagens das faces para a resolução padrão de entrada da rede CNN e salvando-<text:span text:style-name="T92">as</text:span> no formato “<text:span text:style-name="T1">jpg”</text:span>, dentro das pastas que representam os conjuntos de dados de treino ou testes, <text:span text:style-name="T91">para um determinado usuário.</text:span></text:p>
      <text:p text:style-name="P57"><text:tab/><text:span text:style-name="T93">Dentro do programa devem ser editadas as linhas de programa que contenham o número de imagens para cada conjunto, o caminho das imagens a serem processadas e o caminho de destino das imagens das faces recortadas. Após os conjuntos serem montados, todos as imagens devem ser verificadas antes de iniciar o treinamento da rede CNN.</text:span></text:p>
      <text:p text:style-name="P57"/>
      <text:p text:style-name="P43"><text:span text:style-name="T94">2.4</text:span>. <text:span text:style-name="T2">Treinamento da rede CNN</text:span>.</text:p>
      <text:p text:style-name="P24"/>
      <text:p text:style-name="P24"><text:tab/><text:span text:style-name="T95">Uma vez montados os conjuntos de treinamento e testes o programa </text:span><text:span text:style-name="T5">treina_keras.py</text:span><text:span text:style-name="T98"> deve ser executado. As linhas de programa que informam os números de amostras(imagens) pertencentes aos conjuntos de treinamento e testes, bem como o </text:span><text:soft-page-break/><text:span text:style-name="T98">caminho onde se encontram as amostras devem ser editadas. Se o número de amostras que se possui for diferente do número de amostras informadas nas linhas de programa, parâmetros adicionais no programa devem ser alterados, tais como o número de épocas e o tamanho do lote de treinamento. O ideal é que o tamanho do lote de treinamento seja uma subdivisão do número total de amostras de treinamento.</text:span></text:p>
      <text:p text:style-name="P24"><text:tab/><text:span text:style-name="T96">A menos que o computador que será utilizado para treinar a rede possua uma quantidade de memória </text:span><text:span text:style-name="T3">RAM</text:span><text:span text:style-name="T96"> elevada e seja dotado de uma </text:span><text:span text:style-name="T3">GPU</text:span><text:span text:style-name="T96"> suficientemente poderosa para a tarefa, o treinamento utilizando recursos de computação em nuvem deve ser descartado.</text:span></text:p>
      <text:p text:style-name="P24"><text:tab/><text:span text:style-name="T97">A técnica mais comum quando se deseja treinar uma rede programada em um </text:span><text:span text:style-name="T4">desktop</text:span><text:span text:style-name="T97"> e que necessita ser treinada em nuvem é a compactação de todos os arquivos e pastas que serão utilizados no treinamento, mantendo a estrutura de pastas e garantindo que quando o pacote for descompactado, tal estrutura se mantenha. Após realizado o treinamento, o modelo treinado pode ser utilizado posteriormente para predição.</text:span></text:p>
      <text:p text:style-name="P24"><text:tab/><text:span text:style-name="T99">A arquitetura da rede CNN é um dos pontos que podem ser flexibilizados para melhorar a velocidade e acurácia da aplicação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6:01:43.724188419</meta:creation-date>
    <dc:date>2019-12-25T19:29:35.072033980</dc:date>
    <meta:editing-duration>PT6H53M49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7" meta:paragraph-count="78" meta:word-count="1293" meta:character-count="8284" meta:non-whitespace-character-count="6962"/>
  </office:meta>
</office:document-meta>
</file>